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0C00FE4219E90D73D45.png" manifest:media-type="image/png"/>
  <manifest:file-entry manifest:full-path="Pictures/10000201000002580000015DD7D2C5834005223B.png" manifest:media-type="image/png"/>
  <manifest:file-entry manifest:full-path="Pictures/10000000000003DB0000011772091C55062BD243.png" manifest:media-type="image/png"/>
  <manifest:file-entry manifest:full-path="Pictures/100002010000010F0000015E404BCEBB3CDA80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1cm" svg:height="7.878cm" svg:x="1.181cm" svg:y="1.201cm">
          <draw:image xlink:href="Pictures/100002010000010F0000015E404BCEBB3CDA8086.png" xlink:type="simple" xlink:show="embed" xlink:actuate="onLoad">
            <text:p/>
          </draw:image>
        </draw:frame>
        <draw:frame draw:style-name="gr1" draw:text-style-name="P1" draw:layer="layout" svg:width="18.301cm" svg:height="10.644cm" svg:x="1.126cm" svg:y="10.298cm">
          <draw:image xlink:href="Pictures/10000201000002580000015DD7D2C5834005223B.png" xlink:type="simple" xlink:show="embed" xlink:actuate="onLoad">
            <text:p/>
          </draw:image>
        </draw:frame>
        <draw:frame draw:style-name="gr1" draw:text-style-name="P1" draw:layer="layout" svg:width="7.835cm" svg:height="5.187cm" svg:x="10.043cm" svg:y="2.435cm">
          <draw:image xlink:href="Pictures/1000020100000122000000C00FE4219E90D73D45.png" xlink:type="simple" xlink:show="embed" xlink:actuate="onLoad">
            <text:p/>
          </draw:image>
        </draw:frame>
        <draw:frame draw:style-name="gr1" draw:text-style-name="P1" draw:layer="layout" svg:width="18.999cm" svg:height="5.426cm" svg:x="1.046cm" svg:y="22.207cm">
          <draw:image xlink:href="Pictures/10000000000003DB0000011772091C55062BD24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7-08-02T14:11:02.642289911</meta:creation-date>
    <dc:date>2017-08-02T14:21:55.839316453</dc:date>
    <dc:creator>Terry Coles</dc:creator>
    <meta:editing-duration>PT43S</meta:editing-duration>
    <meta:editing-cycles>1</meta:editing-cycles>
    <meta:document-statistic meta:object-count="4"/>
    <meta:generator>LibreOffice/5.3.1.2$Linux_X86_64 LibreOffice_project/30m0$Build-2</meta:generator>
  </office:meta>
</office:document-meta>
</file>